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ce590" officeooo:paragraph-rsid="002ce590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2pt"/>
    </style:style>
    <style:style style:name="P11" style:family="paragraph">
      <style:text-properties fo:font-size="12pt"/>
    </style:style>
    <style:style style:name="P12" style:family="paragraph">
      <style:paragraph-properties fo:text-align="center"/>
      <style:text-properties fo:font-size="12pt" fo:font-weight="bold" style:font-weight-asian="bold" style:font-weight-complex="bold"/>
    </style:style>
    <style:style style:name="P13" style:family="paragraph">
      <loext:graphic-properties draw:fill-color="#ffffff"/>
      <style:text-properties fo:font-size="12pt" fo:font-weight="bold"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6pt" officeooo:rsid="001b778a" style:font-size-asian="14pt" style:font-size-complex="16pt"/>
    </style:style>
    <style:style style:name="T2" style:family="text">
      <style:text-properties fo:font-size="16pt" fo:font-weight="bold" officeooo:rsid="001b778a" style:font-size-asian="14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1.725cm" fo:min-width="1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635cm" fo:min-width="2.25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631cm" fo:min-width="2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69cm" fo:min-width="3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1.383cm" fo:min-width="6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729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39cm" fo:min-width="6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393cm" fo:min-width="6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235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797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298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307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18cm" fo:min-width="0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898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722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961cm" fo:min-width="0.1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0.776cm" fo:min-width="0.9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974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ff" draw:textarea-horizontal-align="justify" draw:textarea-vertical-align="middle" draw:auto-grow-height="false" fo:min-height="0.776cm" fo:min-width="0.974cm" style:run-through="foreground" style:wrap="none" style:wrap-contour-mode="full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173cm" fo:min-width="0.1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1.194cm" fo:min-width="0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7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9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2">Flowchart:</text:span></text:p>
      <text:p text:style-name="Standard"><text:span text:style-name="T1"/></text:p>
      <text:p text:style-name="P1"><draw:custom-shape text:anchor-type="paragraph" draw:z-index="1" draw:name="Shape5" draw:style-name="gr2" draw:text-style-name="P5" svg:width="3.192cm" svg:height="0.897cm" svg:x="6.399cm" svg:y="0.168cm"><text:p text:style-name="P3"><text:span text:style-name="T4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6" draw:style-name="gr4" draw:text-style-name="P6" svg:width="5.229cm" svg:height="1.689cm" svg:x="5.249cm" svg:y="1.826cm"><text:p text:style-name="P3"><text:span text:style-name="T3">Scan the RFID ta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name="Shape7" draw:style-name="gr5" draw:text-style-name="P7" svg:width="6.293cm" svg:height="1.384cm" svg:x="4.861cm" svg:y="4.694cm"><text:p text:style-name="P3"><text:span text:style-name="T5"><text:s/></text:span><text:span text:style-name="T5">Compare ID with predefined us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name="Shape2" draw:style-name="gr1" draw:text-style-name="P4" svg:width="3.636cm" svg:height="3.451cm" svg:x="6.045cm" svg:y="7.311cm"><text:p text:style-name="P3"><text:span text:style-name="T3">Is ID matched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Shape6" draw:style-name="gr4" draw:text-style-name="P9" svg:width="5.229cm" svg:height="1.689cm" svg:x="5.248cm" svg:y="12.06cm"><text:p text:style-name="P8"><text:span text:style-name="T3">Dispaly Commodity/</text:span></text:p><text:p text:style-name="P8"><text:span text:style-name="T3">Ration material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" draw:name="Shape6" draw:style-name="gr4" draw:text-style-name="P4" svg:width="5.229cm" svg:height="1.689cm" svg:x="5.182cm" svg:y="15.055cm"><text:p text:style-name="P3"><text:span text:style-name="T3">Enter the quantity 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" draw:name="Shape2" draw:style-name="gr6" draw:text-style-name="P10" svg:width="5.135cm" svg:height="3.454cm" svg:x="5.279cm" svg:y="17.704cm"><text:p text:style-name="P8"><text:span text:style-name="T5">I</text:span><text:span text:style-name="T5">s</text:span><text:span text:style-name="T5"> </text:span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i</text:span><text:span text:style-name="T5">e</text:span><text:span text:style-name="T5">d</text:span><text:span text:style-name="T5"> </text:span><text:span text:style-name="T5">q</text:span><text:span text:style-name="T5">u</text:span><text:span text:style-name="T5">a</text:span><text:span text:style-name="T5">n</text:span><text:span text:style-name="T5">t</text:span><text:span text:style-name="T5">i</text:span><text:span text:style-name="T5">t</text:span><text:span text:style-name="T5">y</text:span></text:p><text:p text:style-name="P8"><text:span text:style-name="T5">w</text:span><text:span text:style-name="T5">i</text:span><text:span text:style-name="T5">t</text:span><text:span text:style-name="T5">h</text:span><text:span text:style-name="T5">i</text:span><text:span text:style-name="T5">n</text:span><text:span text:style-name="T5"> </text:span><text:span text:style-name="T5">l</text:span><text:span text:style-name="T5">i</text:span><text:span text:style-name="T5">m</text:span><text:span text:style-name="T5">i</text:span><text:span text:style-name="T5">t</text:span><text:span text:style-name="T5">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name="Shape1" draw:style-name="gr9" svg:width="0.128cm" svg:height="1.235cm" svg:x="7.807cm" svg:y="6.077cm"><text:p/><draw:enhanced-geometry svg:viewBox="0 0 21600 21600" draw:text-areas="?f0 0 ?f2 ?f5" draw:mirror-horizontal="false" draw:mirror-vertical="false" draw:type="down-arrow" draw:modifiers="16736.13101330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" draw:style-name="gr10" svg:width="0.128cm" svg:height="0.798cm" svg:x="7.902cm" svg:y="1.028cm"><text:p/><draw:enhanced-geometry svg:viewBox="0 0 21600 21600" draw:text-areas="?f0 0 ?f2 ?f5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1" draw:style-name="gr11" svg:width="0.128cm" svg:height="1.299cm" svg:x="7.775cm" svg:y="10.761cm"><text:p/><draw:enhanced-geometry svg:viewBox="0 0 21600 21600" draw:text-areas="?f0 0 ?f2 ?f5" draw:mirror-horizontal="false" draw:mirror-vertical="false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" draw:style-name="gr12" svg:width="0.128cm" svg:height="1.308cm" svg:x="7.775cm" svg:y="13.748cm"><text:p/><draw:enhanced-geometry svg:viewBox="0 0 21600 21600" draw:text-areas="?f0 0 ?f2 ?f5" draw:mirror-horizontal="false" draw:mirror-vertical="false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1" draw:style-name="gr13" draw:text-style-name="P11" svg:width="0.158cm" svg:height="1.181cm" svg:x="7.872cm" svg:y="3.514cm"><text:p/><draw:enhanced-geometry svg:viewBox="0 0 21600 21600" draw:mirror-horizontal="false" draw:mirror-vertical="false" draw:text-areas="?f0 0 ?f2 ?f5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" draw:style-name="gr14" svg:width="0.128cm" svg:height="0.899cm" svg:x="7.775cm" svg:y="21.158cm"><text:p/><draw:enhanced-geometry svg:viewBox="0 0 21600 21600" draw:text-areas="?f0 0 ?f2 ?f5" draw:mirror-horizontal="false" draw:mirror-vertical="false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" draw:style-name="gr16" draw:text-style-name="P11" svg:width="0.13cm" svg:height="0.962cm" svg:x="7.809cm" svg:y="16.743cm"><text:p/><draw:enhanced-geometry svg:viewBox="0 0 21600 21600" draw:mirror-horizontal="false" draw:mirror-vertical="false" draw:text-areas="?f0 0 ?f2 ?f5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3" draw:style-name="gr17" draw:text-style-name="P13" svg:width="1.38cm" svg:height="1.098cm" svg:x="7.121cm" svg:y="22.117cm"><text:p text:style-name="P12"><text:span text:style-name="T3">A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24" draw:name="Shape4" draw:style-name="gr22" draw:text-style-name="P8" svg:x1="9.975cm" svg:y1="2.69cm" svg:x2="13.258cm" svg:y2="2.69cm"><text:p/></draw:line><draw:line text:anchor-type="paragraph" draw:z-index="25" draw:name="Shape8" draw:style-name="gr22" draw:text-style-name="P8" svg:x1="9.68cm" svg:y1="9.036cm" svg:x2="13.257cm" svg:y2="9.07cm"><text:p/></draw:line><draw:line text:anchor-type="paragraph" draw:z-index="26" draw:name="Shape9" draw:style-name="gr22" draw:text-style-name="P8" svg:x1="13.257cm" svg:y1="9.07cm" svg:x2="13.257cm" svg:y2="2.69cm"><text:p/></draw:line><draw:frame text:anchor-type="paragraph" draw:z-index="27" draw:name="Shape12" draw:style-name="gr23" draw:text-style-name="P15" svg:width="1.371cm" svg:height="0.703cm" svg:x="10.804cm" svg:y="8.334cm"><draw:text-box><text:p text:style-name="P14">No</text:p></draw:text-box></draw:frame><draw:frame text:anchor-type="paragraph" draw:z-index="28" draw:name="Shape13" draw:style-name="gr24" draw:text-style-name="P15" svg:width="1.946cm" svg:height="0.913cm" svg:x="8.38cm" svg:y="11.148cm"><draw:text-box><text:p><text:span text:style-name="T3">Yes</text:span></text:p></draw:text-box></draw:frame><draw:line text:anchor-type="paragraph" draw:z-index="29" draw:name="Shape4" draw:style-name="gr22" draw:text-style-name="P8" svg:x1="9.911cm" svg:y1="15.949cm" svg:x2="13.384cm" svg:y2="15.935cm"><text:p/></draw:line><draw:line text:anchor-type="paragraph" draw:z-index="30" draw:name="Shape14" draw:style-name="gr22" draw:text-style-name="P8" svg:x1="9.911cm" svg:y1="15.949cm" svg:x2="10.229cm" svg:y2="15.76cm"><text:p/></draw:line><draw:line text:anchor-type="paragraph" draw:z-index="31" draw:style-name="gr22" draw:text-style-name="P8" svg:x1="9.911cm" svg:y1="15.949cm" svg:x2="10.229cm" svg:y2="16.141cm"><text:p/></draw:line><draw:line text:anchor-type="paragraph" draw:z-index="32" draw:name="Shape15" draw:style-name="gr22" draw:text-style-name="P8" svg:x1="10.414cm" svg:y1="19.419cm" svg:x2="13.384cm" svg:y2="19.419cm"><text:p/></draw:line><draw:line text:anchor-type="paragraph" draw:z-index="33" draw:name="Shape16" draw:style-name="gr22" draw:text-style-name="P8" svg:x1="13.384cm" svg:y1="19.418cm" svg:x2="13.384cm" svg:y2="16.605cm"><text:p/></draw:line><draw:line text:anchor-type="paragraph" draw:z-index="34" draw:name="Shape17" draw:style-name="gr22" draw:text-style-name="P8" svg:x1="13.384cm" svg:y1="16.605cm" svg:x2="13.384cm" svg:y2="15.935cm"><text:p/></draw:line><draw:frame text:anchor-type="paragraph" draw:z-index="36" draw:name="Shape19" draw:style-name="gr26" draw:text-style-name="P15" svg:width="1.689cm" svg:height="0.712cm" svg:x="8.604cm" svg:y="21.158cm"><draw:text-box><text:p><text:span text:style-name="T3">Yes</text:span></text:p></draw:text-box></draw:frame><draw:frame text:anchor-type="paragraph" draw:z-index="35" draw:name="Shape18" draw:style-name="gr25" draw:text-style-name="P15" svg:width="2.176cm" svg:height="0.862cm" svg:x="10.414cm" svg:y="18.748cm"><draw:text-box><text:p text:style-name="P8"><text:span text:style-name="T3">No</text:span></text:p></draw:text-box></draw:frame><draw:line text:anchor-type="paragraph" draw:z-index="37" draw:name="Shape10" draw:style-name="gr22" draw:text-style-name="P8" svg:x1="9.975cm" svg:y1="2.69cm" svg:x2="10.261cm" svg:y2="2.496cm"><text:p/></draw:line><draw:line text:anchor-type="paragraph" draw:z-index="38" draw:name="Shape11" draw:style-name="gr22" draw:text-style-name="P8" svg:x1="9.975cm" svg:y1="2.69cm" svg:x2="10.229cm" svg:y2="2.879cm"><text:p/></draw:line></text:p>
      <text:p text:style-name="P2"><draw:custom-shape text:anchor-type="paragraph" draw:z-index="20" draw:name="Shape3" draw:style-name="gr19" draw:text-style-name="P7" svg:width="1.38cm" svg:height="1.098cm" svg:x="7.408cm" svg:y="1.954cm"><text:p text:style-name="P12"><text:span text:style-name="T3">A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8" draw:name="Shape7" draw:style-name="gr7" draw:text-style-name="P4" svg:width="6.056cm" svg:height="1.391cm" svg:x="5.149cm" svg:y="4.025cm"><text:p text:style-name="P3"><text:span text:style-name="T3"><text:s/></text:span><text:span text:style-name="T3">Dispense materia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7" draw:style-name="gr8" draw:text-style-name="P7" svg:width="6.058cm" svg:height="1.394cm" svg:x="5.182cm" svg:y="6.588cm"><text:p text:style-name="P3"><text:span text:style-name="T5"><text:s/></text:span><text:span text:style-name="T5">S</text:span><text:span text:style-name="T5">e</text:span><text:span text:style-name="T5">n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name="Shape1" draw:style-name="gr18" svg:width="0.128cm" svg:height="0.974cm" svg:x="8.029cm" svg:y="3.052cm"><text:p/><draw:enhanced-geometry svg:viewBox="0 0 21600 21600" draw:text-areas="?f0 0 ?f2 ?f5" draw:mirror-horizontal="false" draw:mirror-vertical="false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1" draw:style-name="gr20" draw:text-style-name="P11" svg:width="0.13cm" svg:height="1.174cm" svg:x="8.063cm" svg:y="5.415cm"><text:p/><draw:enhanced-geometry svg:viewBox="0 0 21600 21600" draw:mirror-horizontal="false" draw:mirror-vertical="false" draw:text-areas="?f0 0 ?f2 ?f5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1" draw:style-name="gr21" svg:width="0.128cm" svg:height="1.195cm" svg:x="8.094cm" svg:y="7.982cm"><text:p/><draw:enhanced-geometry svg:viewBox="0 0 21600 21600" draw:text-areas="?f0 0 ?f2 ?f5" draw:mirror-horizontal="false" draw:mirror-vertical="false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5" draw:style-name="gr3" draw:text-style-name="P5" svg:width="3.19cm" svg:height="0.893cm" svg:x="6.578cm" svg:y="9.176cm"><text:p text:style-name="P3"><text:span text:style-name="T4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15" svg:width="0.128cm" svg:height="1.722cm" svg:x="15.266cm" svg:y="4.81cm"><text:p/><draw:enhanced-geometry svg:viewBox="0 0 21600 21600" draw:text-areas="?f0 0 ?f2 ?f5" draw:mirror-horizontal="false" draw:mirror-vertical="false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" draw:style-name="gr15" svg:width="0.128cm" svg:height="1.722cm" svg:x="13.545cm" svg:y="4.747cm"><text:p/><draw:enhanced-geometry svg:viewBox="0 0 21600 21600" draw:text-areas="?f0 0 ?f2 ?f5" draw:mirror-horizontal="false" draw:mirror-vertical="false" draw:type="down-arrow" draw:modifiers="19168.06550665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double-thin #000000" style:border-line-width="0.018cm 0.004cm 0.018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7:33:39.025283668</meta:creation-date>
    <dc:date>2020-01-28T23:21:17.919984690</dc:date>
    <meta:editing-duration>PT2H6M4S</meta:editing-duration>
    <meta:editing-cycles>31</meta:editing-cycles>
    <meta:generator>LibreOffice/5.3.6.1$Linux_X86_64 LibreOffice_project/30$Build-1</meta:generator>
    <meta:document-statistic meta:table-count="0" meta:image-count="0" meta:object-count="0" meta:page-count="2" meta:paragraph-count="1" meta:word-count="1" meta:character-count="11" meta:non-whitespace-character-count="10"/>
  </office:meta>
</office:document-meta>
</file>